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left="0in" fo:margin-right="0in" fo:text-indent="0in" style:auto-text-indent="false"/>
    </style:style>
    <style:style style:name="P4" style:family="paragraph" style:parent-style-name="Standard">
      <style:paragraph-properties fo:margin-top="0in" fo:margin-bottom="0.1965in" style:contextual-spacing="false"/>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paragraph-properties fo:margin-left="0in" fo:margin-right="0in" fo:margin-top="0in" fo:margin-bottom="0in" style:contextual-spacing="false" fo:text-indent="0in" style:auto-text-indent="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9"/>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0">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sted text.txt</text:p>
      <text:p text:style-name="Standard">Document</text:p>
      <text:p text:style-name="Standard"><draw:frame draw:style-name="fr1" draw:name="Image1" text:anchor-type="as-char" svg:width="3.7917in" svg:height="1.9583in" draw:z-index="0"><draw:image xlink:href="https://chatgpt.com/backend-api/estuary/content?id=file_000000001fec720baa29115e46cb497b&amp;ts=494067&amp;p=fs&amp;cid=1&amp;sig=b677898b8a182b18d3894e0fb1873dbce491ac82938ef65c03dfff0a53b2122e&amp;v=0" xlink:type="simple" xlink:show="embed" xlink:actuate="onLoad"/><svg:title>image.png</svg:title></draw:frame></text:p>
      <text:p text:style-name="P4"><draw:frame draw:style-name="fr1" draw:name="Image2" text:anchor-type="as-char" svg:width="3.552in" svg:height="2in" draw:z-index="1"><draw:image xlink:href="https://chatgpt.com/backend-api/estuary/content?id=file_00000000f21c720ba15e6a0aa7abc13f&amp;ts=494067&amp;p=fs&amp;cid=1&amp;sig=bca005e248198e6fee1d13c51fd0672766513fd0ac0748aefd180c41eef33fc2&amp;v=0" xlink:type="simple" xlink:show="embed" xlink:actuate="onLoad"/><svg:title>image.png</svg:title></draw:frame></text:p>
      <text:p text:style-name="Text_20_body">sudo gdebi ~/Downloads/picoscenes-source-updater.deb</text:p>
      <text:p text:style-name="P5"><draw:frame draw:style-name="fr1" draw:name="Image3" text:anchor-type="as-char" svg:width="13.5835in" svg:height="4.6146in" draw:z-index="2"><draw:image xlink:href="https://chatgpt.com/backend-api/estuary/content?id=file_00000000e10c720b96c65a291ab3e68e&amp;ts=494067&amp;p=fs&amp;cid=1&amp;sig=cf3c209d386fbd28253092a18470f16cf5aba94d172d3c1bf0dbdb97e0df43d9&amp;v=0" xlink:type="simple" xlink:show="embed" xlink:actuate="onLoad"/><svg:title>image.png</svg:title></draw:frame></text:p>
      <text:p text:style-name="P5"><text:soft-page-break/><draw:frame draw:style-name="fr1" draw:name="Image4" text:anchor-type="as-char" svg:width="13.5835in" svg:height="7.3854in" draw:z-index="3"><draw:image xlink:href="https://chatgpt.com/backend-api/estuary/content?id=file_000000007108720bac57a5c8ba798101&amp;ts=494067&amp;p=fs&amp;cid=1&amp;sig=038d5998230df2dbbddfb3ba83b9e7c96b48f16aa421e887bab5ab87fa74f2af&amp;v=0" xlink:type="simple" xlink:show="embed" xlink:actuate="onLoad"/><svg:title>image.png</svg:title></draw:frame></text:p>
      <text:p text:style-name="P5">Pasted text.txt</text:p>
      <text:p text:style-name="P5">Document</text:p>
      <text:p text:style-name="P5"><text:soft-page-break/><draw:frame draw:style-name="fr1" draw:name="Image5" text:anchor-type="as-char" svg:width="13.5835in" svg:height="7.3854in" draw:z-index="4"><draw:image xlink:href="https://chatgpt.com/backend-api/estuary/content?id=file_000000007878720b8a0fc023b68842e6&amp;ts=494067&amp;p=fs&amp;cid=1&amp;sig=8ceabe0349e34c7f922ac864fd0c995d846399c2c45fedacb2f5a6aed06e0bc0&amp;v=0" xlink:type="simple" xlink:show="embed" xlink:actuate="onLoad"/><svg:title>image.png</svg:title></draw:frame></text:p>
      <text:p text:style-name="P5"><text:soft-page-break/><draw:frame draw:style-name="fr1" draw:name="Image6" text:anchor-type="as-char" svg:width="13.5835in" svg:height="7.3854in" draw:z-index="5"><draw:image xlink:href="https://chatgpt.com/backend-api/estuary/content?id=file_00000000b8f8720b81b8339dbf700804&amp;ts=494067&amp;p=fs&amp;cid=1&amp;sig=7de39ad372fc2426cea795dd67c1232361406a61a24de6dc9f5f44403ce2cfdf&amp;v=0" xlink:type="simple" xlink:show="embed" xlink:actuate="onLoad"/><svg:title>image.png</svg:title></draw:frame></text:p>
      <text:p text:style-name="Text_20_body"><text:soft-page-break/><draw:frame draw:style-name="fr1" draw:name="Image7" text:anchor-type="as-char" svg:width="13.6457in" svg:height="7.6252in" draw:z-index="6"><draw:image xlink:href="https://chatgpt.com/backend-api/estuary/content?id=file_000000000534720bbf49ec8b7a3d8c9b&amp;ts=494067&amp;p=fs&amp;cid=1&amp;sig=86cf08881153434e26cc5542c653f88fe3dcedd8e7dae11bacf49c65bc4c2d2f&amp;v=0" xlink:type="simple" xlink:show="embed" xlink:actuate="onLoad"/><svg:title>image.png</svg:title></draw:frame></text:p>
      <text:p text:style-name="Text_20_body">This is actually good progress.</text:p>
      <text:p text:style-name="Text_20_body">The important change is: <text:span text:style-name="Strong_20_Emphasis">Linux now clearly sees the Intel 5300</text:span>.</text:p>
      <text:p text:style-name="Text_20_body">Your output shows:</text:p>
      <text:list text:style-name="L1">
        <text:list-item>
          <text:p text:style-name="P7"><text:span text:style-name="Source_20_Text">lspci</text:span> sees <text:span text:style-name="Source_20_Text">Intel Corporation Ultimate N WiFi Link 5300 [8086:4235]</text:span> </text:p>
        </text:list-item>
        <text:list-item>
          <text:p text:style-name="P7"><text:span text:style-name="Source_20_Text">lshw</text:span> shows it as <text:span text:style-name="Source_20_Text">wlp3s0</text:span> </text:p>
        </text:list-item>
        <text:list-item>
          <text:p text:style-name="P7"><text:span text:style-name="Source_20_Text">rfkill</text:span> says it is <text:span text:style-name="Strong_20_Emphasis">not</text:span> soft-blocked and <text:span text:style-name="Strong_20_Emphasis">not</text:span> hard-blocked </text:p>
        </text:list-item>
        <text:list-item>
          <text:p text:style-name="P6"><text:soft-page-break/>the PicoScenes platform and kernel-specific driver did install earlier, even though the <text:span text:style-name="Source_20_Text">picoscenes-all</text:span> metapackage was left broken by the EchoProbe plugin overwrite conflict. </text:p>
        </text:list-item>
      </text:list>
      <text:p text:style-name="Text_20_body">So the problem is no longer “is the 5300 physically present?”<text:line-break/>It <text:span text:style-name="Strong_20_Emphasis">is</text:span> present.</text:p>
      <text:p text:style-name="Text_20_body">The current blockers are now much narrower:</text:p>
      <text:list text:style-name="L2">
        <text:list-item>
          <text:p text:style-name="P9"><text:span text:style-name="Source_20_Text">iw</text:span> is missing </text:p>
        </text:list-item>
        <text:list-item>
          <text:p text:style-name="P9"><text:span text:style-name="Source_20_Text">java</text:span> is missing, which breaks <text:span text:style-name="Source_20_Text">array_status</text:span> </text:p>
        </text:list-item>
        <text:list-item>
          <text:p text:style-name="P9">because <text:span text:style-name="Source_20_Text">array_status</text:span> is broken, the PicoScenes utility layer is not healthy yet </text:p>
        </text:list-item>
        <text:list-item>
          <text:p text:style-name="P8">the 5300 is still running the normal Intel firmware path (<text:span text:style-name="Source_20_Text">firmware=...5000-5.uco</text:span>), not yet a PicoScenes-prepared state </text:p>
        </text:list-item>
      </text:list>
      <text:p text:style-name="Text_20_body">The key clue is this line:</text:p>
      <text:section text:style-name="Sect1" text:name="code-block-viewer">
        <text:p text:style-name="P2"><text:span text:style-name="Source_20_Text">/usr/sbin/GetPhyPathMapping: line 19: java: command not found</text:span></text:p>
      </text:section>
      <text:p text:style-name="Text_20_body">That means the PicoScenes helper stack is not fully functional yet.</text:p>
      <text:h text:style-name="Heading_20_2" text:outline-level="2">Do this next</text:h>
      <text:p text:style-name="Text_20_body">Run these exact commands:</text:p>
      <text:section text:style-name="Sect1" text:name="Section1">
        <text:p text:style-name="P3"><text:bookmark text:name="code-block-viewer"/><text:span text:style-name="Source_20_Text">sudo apt update</text:span></text:p>
        <text:p text:style-name="Preformatted_20_Text"><text:span text:style-name="Source_20_Text">sudo apt install -y iw default-jre-headless</text:span></text:p>
        <text:p text:style-name="Preformatted_20_Text"><text:span text:style-name="Source_20_Text">which iw</text:span></text:p>
        <text:p text:style-name="Preformatted_20_Text"><text:span text:style-name="Source_20_Text">iw dev</text:span></text:p>
        <text:p text:style-name="Preformatted_20_Text"><text:span text:style-name="Source_20_Text">java -version</text:span></text:p>
        <text:p text:style-name="P1"><text:span text:style-name="Source_20_Text">array_status</text:span></text:p>
      </text:section>
      <text:h text:style-name="Heading_20_2" text:outline-level="2">What I expect after that</text:h>
      <text:h text:style-name="Heading_20_3" text:outline-level="3">Best case</text:h>
      <text:p text:style-name="Text_20_body"><text:span text:style-name="Source_20_Text">array_status</text:span> starts working and shows your 5300 with a valid <text:span text:style-name="Strong_20_Emphasis">PhyPath</text:span>.</text:p>
      <text:p text:style-name="Text_20_body">That would mean the earlier PicoScenes “No compatible Wi-Fi COTS NIC is found” message was likely caused by the broken helper environment rather than by missing hardware.</text:p>
      <text:h text:style-name="Heading_20_3" text:outline-level="3">If <text:span text:style-name="Source_20_Text">array_status</text:span> still fails</text:h>
      <text:p text:style-name="Text_20_body">Then we move to the next layer and inspect whether the PicoScenes utility scripts themselves are incomplete or whether the partially broken package state is still interfering.</text:p>
      <text:h text:style-name="Heading_20_2" text:outline-level="2">Why this is the right next step</text:h>
      <text:p text:style-name="Text_20_body">Right now your machine is like this:</text:p>
      <text:list text:style-name="L3">
        <text:list-item>
          <text:p text:style-name="P11"><text:span text:style-name="Strong_20_Emphasis">hardware present</text:span>: yes </text:p>
        </text:list-item>
        <text:list-item>
          <text:p text:style-name="P11"><text:span text:style-name="Strong_20_Emphasis">kernel OK</text:span>: yes </text:p>
        </text:list-item>
        <text:list-item>
          <text:p text:style-name="P11"><text:span text:style-name="Strong_20_Emphasis">PicoScenes platform launches</text:span>: yes </text:p>
        </text:list-item>
        <text:list-item>
          <text:p text:style-name="P10"><text:soft-page-break/><text:span text:style-name="Strong_20_Emphasis">PicoScenes helper utilities healthy</text:span>: no </text:p>
        </text:list-item>
      </text:list>
      <text:p text:style-name="Text_20_body">So the next move is not RF tuning yet. It is to finish the missing runtime tools.</text:p>
      <text:h text:style-name="Heading_20_2" text:outline-level="2">After <text:span text:style-name="Source_20_Text">array_status</text:span> works</text:h>
      <text:p text:style-name="Text_20_body">Run these next:</text:p>
      <text:section text:style-name="Sect1" text:name="Section2">
        <text:p text:style-name="P3"><text:bookmark text:name="code-block-viewer Copy 1"/><text:span text:style-name="Source_20_Text">switch5300Firmware csi</text:span></text:p>
        <text:p text:style-name="P1"><text:span text:style-name="Source_20_Text">array_status</text:span></text:p>
      </text:section>
      <text:p text:style-name="Text_20_body">Then, if that succeeds:</text:p>
      <text:section text:style-name="Sect1" text:name="Section3">
        <text:p text:style-name="P3"><text:bookmark text:name="code-block-viewer Copy 2"/><text:span text:style-name="Source_20_Text">array_prepare_for_picoscenes &lt;YOUR_5300_PHYPATH&gt; "5180 HT20"</text:span></text:p>
        <text:p text:style-name="Preformatted_20_Text"><text:span text:style-name="Source_20_Text">array_status</text:span></text:p>
        <text:p text:style-name="P1"><text:span text:style-name="Source_20_Text">iw dev</text:span></text:p>
      </text:section>
      <text:p text:style-name="Text_20_body">Use the actual PhyPath reported by <text:span text:style-name="Source_20_Text">array_status</text:span>, not <text:span text:style-name="Source_20_Text">wlp3s0</text:span>.</text:p>
      <text:h text:style-name="Heading_20_2" text:outline-level="2">One more thing I want you to clean up later</text:h>
      <text:p text:style-name="Text_20_body">You still have that broken metapackage situation from the installer conflict, where <text:span text:style-name="Source_20_Text">picoscenes-all</text:span> depends on <text:span text:style-name="Source_20_Text">picoscenes-plugins-demo-echoprobe-forwarder</text:span>, but that demo plugin collides with <text:span text:style-name="Source_20_Text">picoscenes-platform</text:span> on <text:span text:style-name="Source_20_Text">libPDK-EchoProbe.so</text:span>. The core platform and <text:span text:style-name="Source_20_Text">picoscenes-driver-modules-6.5.0-15-generic</text:span> did install, so it is not blocking today’s hardware check, but it is still a packaging bug sitting in the background. </text:p>
      <text:h text:style-name="Heading_20_2" text:outline-level="2">Exact next checkpoint for you</text:h>
      <text:p text:style-name="Text_20_body">Run:</text:p>
      <text:section text:style-name="Sect1" text:name="Section4">
        <text:p text:style-name="P3"><text:bookmark text:name="code-block-viewer Copy 3"/><text:span text:style-name="Source_20_Text">sudo apt install -y iw default-jre-headless</text:span></text:p>
        <text:p text:style-name="Preformatted_20_Text"><text:span text:style-name="Source_20_Text">which iw</text:span></text:p>
        <text:p text:style-name="Preformatted_20_Text"><text:span text:style-name="Source_20_Text">iw dev</text:span></text:p>
        <text:p text:style-name="Preformatted_20_Text"><text:span text:style-name="Source_20_Text">java -version</text:span></text:p>
        <text:p text:style-name="P1"><text:span text:style-name="Source_20_Text">array_status</text:span></text:p>
      </text:section>
      <text:p text:style-name="Text_20_body">Paste that output next. If <text:span text:style-name="Source_20_Text">array_status</text:span> works, we go straight into <text:span text:style-name="Source_20_Text">switch5300Firmware csi</text:span> and 5300 preparation.</text:p>
      <text:p text:style-name="Text_20_body"><text:soft-page-break/><draw:frame draw:style-name="fr1" draw:name="Image8" text:anchor-type="as-char" svg:width="13.5937in" svg:height="7.7602in" draw:z-index="7"><draw:image xlink:href="https://chatgpt.com/backend-api/estuary/content?id=file_000000007b307206912d3c9cf196196a&amp;ts=494067&amp;p=fs&amp;cid=1&amp;sig=567b8d72f285bf34f01d65757dc90f309f7ee08f5527246ff35d24a3e0a29169&amp;v=0" xlink:type="simple" xlink:show="embed" xlink:actuate="onLoad"/><svg:title>image.png</svg:title></draw:frame></text:p>
      <text:p text:style-name="Text_20_body">Excellent. This is the state we wanted.</text:p>
      <text:p text:style-name="Text_20_body">You now have all three basics working:</text:p>
      <text:list text:style-name="L4">
        <text:list-item>
          <text:p text:style-name="P13"><text:span text:style-name="Source_20_Text">iw</text:span> works </text:p>
        </text:list-item>
        <text:list-item>
          <text:p text:style-name="P13"><text:span text:style-name="Source_20_Text">java</text:span> works </text:p>
        </text:list-item>
        <text:list-item>
          <text:p text:style-name="P12"><text:span text:style-name="Source_20_Text">array_status</text:span> works and sees the <text:span text:style-name="Strong_20_Emphasis">Intel 5300</text:span> </text:p>
        </text:list-item>
      </text:list>
      <text:p text:style-name="Text_20_body">The key line is:</text:p>
      <text:section text:style-name="Sect1" text:name="Section5">
        <text:p text:style-name="P2"><text:bookmark text:name="code-block-viewer Copy 4"/><text:span text:style-name="Source_20_Text">3 wlp3s0 phy0 00:21:6a:99:5c:60 Ultimate N WiFi Link 5300</text:span></text:p>
      </text:section>
      <text:p text:style-name="Text_20_body"><text:soft-page-break/>So PicoScenes now recognizes the 5300 utility-side. The next step is to move it from ordinary managed mode into the 5300 CSI/injection workflow.</text:p>
      <text:p text:style-name="Text_20_body">Run these commands next, in this exact order:</text:p>
      <text:section text:style-name="Sect1" text:name="Section6">
        <text:p text:style-name="P3"><text:bookmark text:name="code-block-viewer Copy 5"/><text:span text:style-name="Source_20_Text">switch5300Firmware csi</text:span></text:p>
        <text:p text:style-name="P1"><text:span text:style-name="Source_20_Text">sudo reboot</text:span></text:p>
      </text:section>
      <text:p text:style-name="Text_20_body">After reboot, run:</text:p>
      <text:section text:style-name="Sect1" text:name="Section7">
        <text:p text:style-name="P3"><text:bookmark text:name="code-block-viewer Copy 6"/><text:span text:style-name="Source_20_Text">array_status</text:span></text:p>
        <text:p text:style-name="P1"><text:span text:style-name="Source_20_Text">iw dev</text:span></text:p>
      </text:section>
      <text:p text:style-name="Text_20_body">What I want to see after reboot is that the 5300 still appears cleanly.</text:p>
      <text:p text:style-name="Text_20_body">Then prepare it on your first test channel:</text:p>
      <text:section text:style-name="Sect1" text:name="Section8">
        <text:p text:style-name="P3"><text:bookmark text:name="code-block-viewer Copy 7"/><text:span text:style-name="Source_20_Text">array_prepare_for_picoscenes 3 "5180 HT20"</text:span></text:p>
        <text:p text:style-name="Preformatted_20_Text"><text:span text:style-name="Source_20_Text">array_status</text:span></text:p>
        <text:p text:style-name="P1"><text:span text:style-name="Source_20_Text">iw dev</text:span></text:p>
      </text:section>
      <text:p text:style-name="Text_20_body">Use <text:span text:style-name="Source_20_Text">3</text:span> because your current <text:span text:style-name="Source_20_Text">array_status</text:span> shows the 5300 PhyPath as <text:span text:style-name="Source_20_Text">3</text:span>.</text:p>
      <text:p text:style-name="Text_20_body">What should happen after <text:span text:style-name="Source_20_Text">array_prepare_for_picoscenes</text:span>:</text:p>
      <text:list text:style-name="L5">
        <text:list-item>
          <text:p text:style-name="P15">NetworkManager should stop owning the card </text:p>
        </text:list-item>
        <text:list-item>
          <text:p text:style-name="P15">monitor/injection preparation should be applied </text:p>
        </text:list-item>
        <text:list-item>
          <text:p text:style-name="P15">channel should become <text:span text:style-name="Source_20_Text">5180 HT20</text:span> </text:p>
        </text:list-item>
        <text:list-item>
          <text:p text:style-name="P14"><text:span text:style-name="Source_20_Text">iw dev</text:span> should no longer show only plain managed mode in the old state </text:p>
        </text:list-item>
      </text:list>
      <text:p text:style-name="Text_20_body">Then do a simple verification:</text:p>
      <text:section text:style-name="Sect1" text:name="Section9">
        <text:p text:style-name="P3"><text:bookmark text:name="code-block-viewer Copy 8"/><text:span text:style-name="Source_20_Text">iw dev | awk '/Interface|type|channel/ {print}'</text:span></text:p>
        <text:p text:style-name="P1"><text:span text:style-name="Source_20_Text">rfkill list</text:span></text:p>
      </text:section>
      <text:p text:style-name="Text_20_body">What success looks like:</text:p>
      <text:list text:style-name="L6">
        <text:list-item>
          <text:p text:style-name="P17">the 5300 is still unblocked </text:p>
        </text:list-item>
        <text:list-item>
          <text:p text:style-name="P17">the device is on <text:span text:style-name="Source_20_Text">5180 HT20</text:span> </text:p>
        </text:list-item>
        <text:list-item>
          <text:p text:style-name="P16">a monitor-oriented prepared state appears </text:p>
        </text:list-item>
      </text:list>
      <text:p text:style-name="Text_20_body">After that, we move to the real transmitter test.</text:p>
      <text:p text:style-name="Text_20_body">The next commands after successful preparation will be:</text:p>
      <text:section text:style-name="Sect1" text:name="Section10">
        <text:p text:style-name="P2"><text:bookmark text:name="code-block-viewer Copy 9"/><text:span text:style-name="Source_20_Text">PicoScenes --list-presets | grep TX_CBW_20_HT</text:span></text:p>
      </text:section>
      <text:p text:style-name="Text_20_body">and then a very small probe burst.</text:p>
      <text:p text:style-name="Text_20_body">One caution: since your PicoScenes build earlier reported itself as expired, some advanced runtime behavior may still bite later even though the platform launches. But right now, hardware discovery and utility readiness are good enough to continue.</text:p>
      <text:p text:style-name="Text_20_body">Run these next and paste the output:</text:p>
      <text:section text:style-name="Sect1" text:name="Section11">
        <text:p text:style-name="P3"><text:bookmark text:name="code-block-viewer Copy 10"/><text:span text:style-name="Source_20_Text">switch5300Firmware csi</text:span></text:p>
        <text:p text:style-name="Preformatted_20_Text"><text:span text:style-name="Source_20_Text">sudo reboot</text:span></text:p>
        <text:p text:style-name="Preformatted_20_Text"><text:span text:style-name="Source_20_Text">array_status</text:span></text:p>
        <text:p text:style-name="Preformatted_20_Text"><text:span text:style-name="Source_20_Text">iw dev</text:span></text:p>
        <text:p text:style-name="Preformatted_20_Text"><text:soft-page-break/><text:span text:style-name="Source_20_Text">array_prepare_for_picoscenes 3 "5180 HT20"</text:span></text:p>
        <text:p text:style-name="Preformatted_20_Text"><text:span text:style-name="Source_20_Text">array_status</text:span></text:p>
        <text:p text:style-name="P1"><text:span text:style-name="Source_20_Text">iw dev | awk '/Interface|type|channel/ {print}'</text:span></text:p>
      </text:section>
      <text:p text:style-name="Text_20_body">array\_status iw dev What I want to see after reboot is that the 5300 still appears cleanly. Then prepare it on your first test channel: Bash array\_prepare\_for\_picoscenes 3 "5180 HT20" array\_status iw dev</text:p>
      <text:section text:style-name="Sect2" text:name="_r_1an_">
        <text:p text:style-name="P18">baymax@baymax:~$ array_status iw dev ---------------------- Device Status of Wi-Fi NIC array "all": PhyPath DEV PHY [MON] DEV_MacAddr [MON_MacAddr] [CF_Control] [BW] [CF] ProductName 3 wlp3s0 phy0 00:21:6a:99:5c:60 Ultimate N WiFi Link 5300 ---------------------- phy#0 Interface wlp3s0 ifindex 3 wdev 0x1 addr 00:21:6a:99:5c:60 type managed txpower 31.00 dBm multicast TXQ: qsz-byt qsz-pkt flows drops marks overlmt hashcol tx-bytes tx-packets 0 0 0 0 0 0 0 0 0 baymax@baymax:~$ array_prepare_for_picoscenes 3 "5180 HT20" array_status iw dev Attempt changing CPU frequency governor to performance ... /usr/sbin/ChangeCPUFreqGovernor: line 37: cpufreq-info: command not found /usr/sbin/ChangeCPUFreqGovernor: line 38: cpufreq-info: command not found Un-managing NICs from Network-Manager ... Unlocking RF-Kill... Disabling power management... [sudo] password for baymax: Disconnecting Wi-Fi... Stopping monitor interfaces... Changing MAC address... Skip setting the mac address (00:16:ea:12:34:56) for Intel 5300 NIC (wlp3s0)... sudo: ifconfig: command not found sudo: ifconfig: command not found sudo: ifconfig: command not found Adding monitor interfaces... Adding a monitor interface for phy0 (phy0), named mon3 ... sudo: ifconfig: command not found sudo: ifconfig: command not found sudo: ifconfig: command not found sudo: ifconfig: command not found sudo: ifconfig: command not found sudo: ifconfig: command not found command failed: Device or resource busy (-16) sudo: ifconfig: command not found Changing working frequency to 5180 HT20 ... sudo: ifconfig: command not found command failed: Device or resource busy (-16) Preparation is done. ---------------------- Device Status of Wi-Fi NIC array "all": PhyPath DEV PHY [MON] DEV_MacAddr [MON_MacAddr] [CF_Control] [BW] [CF] ProductName 3 wlp3s0 phy0 mon3 00:21:6a:99:5c:60 00:21:6a:99:5c:60 Ultimate N WiFi Link 5300 ---------------------- ---------------------- Device Status of Wi-Fi NIC array "all": PhyPath DEV PHY [MON] DEV_MacAddr [MON_MacAddr] [CF_Control] [BW] [CF] ProductName 3 wlp3s0 phy0 mon3 00:21:6a:99:5c:60 00:21:6a:99:5c:60 Ultimate N WiFi Link 5300 ---------------------- phy#0 Interface mon3 ifindex 5 wdev 0x3 addr 00:21:6a:99:5c:60 type monitor txpower 31.00 dBm Interface wlp3s0 ifindex 3 wdev 0x1 addr 00:21:6a:99:5c:60 type managed txpower 31.00 dBm multicast TXQ: qsz-byt qsz-pkt flows drops marks overlmt hashcol tx-bytes tx-packets 0 0 0 0 0 0 0 0 0 baymax@baymax:~$ </text:p>
      </text:section>
      <text:p text:style-name="Text_20_body">This is a partial success, not a clean success.</text:p>
      <text:p text:style-name="Text_20_body">What worked:</text:p>
      <text:list text:style-name="L7">
        <text:list-item>
          <text:p text:style-name="P20"><text:span text:style-name="Source_20_Text">array_prepare_for_picoscenes</text:span> did create <text:span text:style-name="Source_20_Text">mon3</text:span> </text:p>
        </text:list-item>
        <text:list-item>
          <text:p text:style-name="P20"><text:span text:style-name="Source_20_Text">iw dev</text:span> now shows <text:span text:style-name="Source_20_Text">mon3</text:span> as <text:span text:style-name="Source_20_Text">type monitor</text:span> </text:p>
        </text:list-item>
        <text:list-item>
          <text:p text:style-name="P19">the 5300 is still visible to PicoScenes utilities </text:p>
        </text:list-item>
      </text:list>
      <text:p text:style-name="Text_20_body">What did <text:span text:style-name="Strong_20_Emphasis">not</text:span> work cleanly:</text:p>
      <text:list text:style-name="L8">
        <text:list-item>
          <text:p text:style-name="P22"><text:span text:style-name="Source_20_Text">cpufreq-info</text:span> is missing </text:p>
        </text:list-item>
        <text:list-item>
          <text:p text:style-name="P22"><text:span text:style-name="Source_20_Text">ifconfig</text:span> is missing </text:p>
        </text:list-item>
        <text:list-item>
          <text:p text:style-name="P22">you got <text:span text:style-name="Source_20_Text">Device or resource busy (-16)</text:span> during monitor/channel prep </text:p>
        </text:list-item>
        <text:list-item>
          <text:p text:style-name="P22"><text:soft-page-break/><text:span text:style-name="Source_20_Text">iw dev</text:span> still shows <text:span text:style-name="Source_20_Text">wlp3s0</text:span> in <text:span text:style-name="Source_20_Text">managed</text:span> mode alongside <text:span text:style-name="Source_20_Text">mon3</text:span> </text:p>
        </text:list-item>
        <text:list-item>
          <text:p text:style-name="P21">your output does <text:span text:style-name="Strong_20_Emphasis">not</text:span> show the channel/frequency actually landed on <text:span text:style-name="Source_20_Text">5180 HT20</text:span> </text:p>
        </text:list-item>
      </text:list>
      <text:p text:style-name="Text_20_body">So the current state is: <text:span text:style-name="Strong_20_Emphasis">monitor interface exists, but channel preparation was not cleanly completed</text:span>.</text:p>
      <text:p text:style-name="Text_20_body">The biggest clues are these:</text:p>
      <text:list text:style-name="L9">
        <text:list-item>
          <text:p text:style-name="P24"><text:span text:style-name="Source_20_Text">sudo: ifconfig: command not found</text:span> </text:p>
        </text:list-item>
        <text:list-item>
          <text:p text:style-name="P24"><text:span text:style-name="Source_20_Text">command failed: Device or resource busy (-16)</text:span> </text:p>
        </text:list-item>
        <text:list-item>
          <text:p text:style-name="P23">both <text:span text:style-name="Source_20_Text">mon3</text:span> and <text:span text:style-name="Source_20_Text">wlp3s0</text:span> are present afterward, with <text:span text:style-name="Source_20_Text">wlp3s0</text:span> still managed </text:p>
        </text:list-item>
      </text:list>
      <text:p text:style-name="Text_20_body">That usually means the helper script got far enough to add the monitor interface, but the ordinary managed interface was still interfering when PicoScenes tried to finish channel switching.</text:p>
      <text:p text:style-name="Text_20_body">Run this next.</text:p>
      <text:section text:style-name="Sect1" text:name="Section12">
        <text:p text:style-name="P3"><text:bookmark text:name="code-block-viewer Copy 11"/><text:span text:style-name="Source_20_Text">sudo apt update</text:span></text:p>
        <text:p text:style-name="P1"><text:span text:style-name="Source_20_Text">sudo apt install -y net-tools cpufrequtils</text:span></text:p>
      </text:section>
      <text:p text:style-name="Text_20_body">Then do a clean reset and re-prepare:</text:p>
      <text:section text:style-name="Sect1" text:name="Section13">
        <text:p text:style-name="P3"><text:bookmark text:name="code-block-viewer Copy 12"/><text:span text:style-name="Source_20_Text">RestoreNetwork</text:span></text:p>
        <text:p text:style-name="Preformatted_20_Text"><text:span text:style-name="Source_20_Text">sleep 2</text:span></text:p>
        <text:p text:style-name="Preformatted_20_Text"><text:span text:style-name="Source_20_Text">array_status</text:span></text:p>
        <text:p text:style-name="P1"><text:span text:style-name="Source_20_Text">iw dev</text:span></text:p>
      </text:section>
      <text:p text:style-name="Text_20_body">Now manually force the managed interface fully down before retrying:</text:p>
      <text:section text:style-name="Sect1" text:name="Section14">
        <text:p text:style-name="P3"><text:bookmark text:name="code-block-viewer Copy 13"/><text:span text:style-name="Source_20_Text">sudo ip link set wlp3s0 down</text:span></text:p>
        <text:p text:style-name="P1"><text:span text:style-name="Source_20_Text">sudo iw dev wlp3s0 del 2&gt;/dev/null || true</text:span></text:p>
      </text:section>
      <text:p text:style-name="Text_20_body">Then run the official prep again:</text:p>
      <text:section text:style-name="Sect1" text:name="Section15">
        <text:p text:style-name="P2"><text:bookmark text:name="code-block-viewer Copy 14"/><text:span text:style-name="Source_20_Text">array_prepare_for_picoscenes 3 "5180 HT20"</text:span></text:p>
      </text:section>
      <text:p text:style-name="Text_20_body">After that, verify with:</text:p>
      <text:section text:style-name="Sect1" text:name="Section16">
        <text:p text:style-name="P3"><text:bookmark text:name="code-block-viewer Copy 15"/><text:span text:style-name="Source_20_Text">array_status</text:span></text:p>
        <text:p text:style-name="Preformatted_20_Text"><text:span text:style-name="Source_20_Text">iw dev</text:span></text:p>
        <text:p text:style-name="Preformatted_20_Text"><text:span text:style-name="Source_20_Text">iw dev mon3 info</text:span></text:p>
        <text:p text:style-name="P1"><text:span text:style-name="Source_20_Text">iw dev | awk '/Interface|type|channel/ {print}'</text:span></text:p>
      </text:section>
      <text:p text:style-name="Text_20_body">What I want to see now:</text:p>
      <text:list text:style-name="L10">
        <text:list-item>
          <text:p text:style-name="P26"><text:span text:style-name="Source_20_Text">mon3</text:span> exists </text:p>
        </text:list-item>
        <text:list-item>
          <text:p text:style-name="P26"><text:span text:style-name="Source_20_Text">mon3</text:span> is <text:span text:style-name="Source_20_Text">type monitor</text:span> </text:p>
        </text:list-item>
        <text:list-item>
          <text:p text:style-name="P26">channel info shows <text:span text:style-name="Source_20_Text">5180</text:span> / channel 36 / <text:span text:style-name="Source_20_Text">20 MHz</text:span> </text:p>
        </text:list-item>
        <text:list-item>
          <text:p text:style-name="P25">ideally <text:span text:style-name="Source_20_Text">wlp3s0</text:span> is no longer actively interfering in managed mode </text:p>
        </text:list-item>
      </text:list>
      <text:p text:style-name="Text_20_body">If <text:span text:style-name="Source_20_Text">iw dev mon3 info</text:span> still does not show the target channel, do this manual correction step:</text:p>
      <text:section text:style-name="Sect1" text:name="Section17">
        <text:p text:style-name="P3"><text:bookmark text:name="code-block-viewer Copy 16"/><text:span text:style-name="Source_20_Text">sudo ip link set mon3 down</text:span></text:p>
        <text:p text:style-name="Preformatted_20_Text"><text:span text:style-name="Source_20_Text">sudo iw dev mon3 set freq 5180 HT20</text:span></text:p>
        <text:p text:style-name="Preformatted_20_Text"><text:span text:style-name="Source_20_Text">sudo ip link set mon3 up</text:span></text:p>
        <text:p text:style-name="P1"><text:span text:style-name="Source_20_Text">iw dev mon3 info</text:span></text:p>
      </text:section>
      <text:p text:style-name="Text_20_body">If that works, then your prep layer is good enough to move to the first RX visibility test.</text:p>
      <text:p text:style-name="Text_20_body"><text:soft-page-break/>One more thing: your earlier install had a packaging conflict where <text:span text:style-name="Source_20_Text">picoscenes-platform</text:span> installed but <text:span text:style-name="Source_20_Text">picoscenes-all</text:span> was left broken because <text:span text:style-name="Source_20_Text">picoscenes-plugins-demo-echoprobe-forwarder</text:span> tried to overwrite a file already owned by <text:span text:style-name="Source_20_Text">picoscenes-platform</text:span> . That is not today’s main blocker, but it is why I want you to stay cautious and verify every state explicitly instead of trusting “Preparation is done.”</text:p>
      <text:p text:style-name="Text_20_body">So the next checkpoint is this exact output:</text:p>
      <text:section text:style-name="Sect1" text:name="Section18">
        <text:p text:style-name="P3"><text:bookmark text:name="code-block-viewer Copy 17"/><text:span text:style-name="Source_20_Text">sudo apt install -y net-tools cpufrequtils</text:span></text:p>
        <text:p text:style-name="Preformatted_20_Text"><text:span text:style-name="Source_20_Text">RestoreNetwork</text:span></text:p>
        <text:p text:style-name="Preformatted_20_Text"><text:span text:style-name="Source_20_Text">sudo ip link set wlp3s0 down</text:span></text:p>
        <text:p text:style-name="Preformatted_20_Text"><text:span text:style-name="Source_20_Text">array_prepare_for_picoscenes 3 "5180 HT20"</text:span></text:p>
        <text:p text:style-name="Preformatted_20_Text"><text:span text:style-name="Source_20_Text">iw dev mon3 info</text:span></text:p>
        <text:p text:style-name="P1"><text:span text:style-name="Source_20_Text">iw dev | awk '/Interface|type|channel/ {print}'</text:span></text:p>
      </text:section>
      <text:p text:style-name="Text_20_body">Paste that, and I’ll tell you whether the 5300 is ready for the first probe burs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32:05.918054283</meta:creation-date>
    <dc:date>2026-05-13T09:32:25.835121069</dc:date>
    <meta:editing-duration>PT20S</meta:editing-duration>
    <meta:editing-cycles>1</meta:editing-cycles>
    <meta:document-statistic meta:table-count="0" meta:image-count="8" meta:object-count="0" meta:page-count="12" meta:paragraph-count="171" meta:word-count="1527" meta:character-count="9899" meta:non-whitespace-character-count="8534"/>
    <meta:generator>LibreOffice/24.2.7.2$Linux_X86_64 LibreOffice_project/420$Build-2</meta:generator>
  </office:meta>
</office:document-meta>
</file>